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fo:wrap-option="wrap"/>
    </style:style>
    <style:style style:name="ce3" style:family="table-cell" style:parent-style-name="Default" style:data-style-name="N2">
      <style:table-cell-properties fo:border-top="none" fo:border-bottom="thin solid #000000" fo:border-left="none" fo:border-right="none" style:vertical-align="automatic" fo:wrap-option="wrap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5" style:family="table-cell" style:parent-style-name="Default" style:data-style-name="N2">
      <style:table-cell-properties fo:border="thin solid #000000" style:vertical-align="automatic" fo:wrap-option="wrap"/>
    </style:style>
    <style:style style:name="ce6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wrap-option="wrap"/>
    </style:style>
    <style:style style:name="ce7" style:family="table-cell" style:parent-style-name="Default" style:data-style-name="N2">
      <style:table-cell-properties fo:border-top="none" fo:border-bottom="none" fo:border-left="thin solid #000000" fo:border-right="none" style:vertical-align="automatic" fo:wrap-option="wrap"/>
    </style:style>
    <style:style style:name="ce8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2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38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014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1">
            <text:p><text:s/>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table:style-name="ce1"/>
          <table:table-cell table:number-columns-repeated="5" table:style-name="ce3"/>
          <table:table-cell table:number-columns-repeated="3" table:style-name="ce2"/>
          <table:table-cell table:number-columns-repeated="16375"/>
        </table:table-row>
        <table:table-row table:style-name="ro1">
          <table:table-cell table:style-name="ce4"/>
          <table:table-cell office:value-type="string" table:style-name="ce5">
            <text:p>Datum</text:p>
          </table:table-cell>
          <table:table-cell office:value-type="string" table:style-name="ce5">
            <text:p>Beginn</text:p>
          </table:table-cell>
          <table:table-cell office:value-type="string" table:style-name="ce5">
            <text:p>Stunden</text:p>
          </table:table-cell>
          <table:table-cell office:value-type="string" table:style-name="ce5">
            <text:p>PS</text:p>
          </table:table-cell>
          <table:table-cell office:value-type="string" table:style-name="ce6">
            <text:p>BF</text:p>
          </table:table-cell>
          <table:table-cell table:style-name="ce7"/>
          <table:table-cell table:number-columns-repeated="2" table:style-name="ce2"/>
          <table:table-cell table:number-columns-repeated="16375"/>
        </table:table-row>
        <table:table-row table:style-name="ro1">
          <table:table-cell table:style-name="ce4"/>
          <table:table-cell office:value-type="date" office:date-value="2011-07-23T00:00:00" table:style-name="ce8">
            <text:p>23.07.11</text:p>
          </table:table-cell>
          <table:table-cell office:value-type="time" office:time-value="PT10H0M0.000S" table:style-name="ce9">
            <text:p>10:00:00</text:p>
          </table:table-cell>
          <table:table-cell office:value-type="float" office:value="8" table:style-name="ce10">
            <text:p>8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style-name="ce13"/>
          <table:table-cell table:number-columns-repeated="2" table:style-name="ce14"/>
          <table:table-cell table:number-columns-repeated="16375"/>
        </table:table-row>
        <table:table-row table:style-name="ro1">
          <table:table-cell table:style-name="ce1"/>
          <table:table-cell office:value-type="date" office:date-value="2011-07-26T00:00:00" table:style-name="ce8">
            <text:p>26.07.11</text:p>
          </table:table-cell>
          <table:table-cell office:value-type="time" office:time-value="PT10H0M0.000S" table:style-name="ce9">
            <text:p>10:00:00</text:p>
          </table:table-cell>
          <table:table-cell office:value-type="float" office:value="7" table:style-name="ce10">
            <text:p>7</text:p>
          </table:table-cell>
          <table:table-cell office:value-type="string" table:style-name="ce15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2" table:style-name="ce18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02T00:00:00" table:style-name="ce19">
            <text:p>02.08.11</text:p>
          </table:table-cell>
          <table:table-cell office:value-type="time" office:time-value="PT9H0M0.000S" table:style-name="ce20">
            <text:p>09:00</text:p>
          </table:table-cell>
          <table:table-cell office:value-type="float" office:value="4" table:style-name="ce21">
            <text:p>4</text:p>
          </table:table-cell>
          <table:table-cell office:value-type="string" table:style-name="ce15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2" table:style-name="ce18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05T00:00:00" table:style-name="ce19">
            <text:p>05.08.11</text:p>
          </table:table-cell>
          <table:table-cell office:value-type="time" office:time-value="PT9H0M0.000S" table:style-name="ce20">
            <text:p>09:00</text:p>
          </table:table-cell>
          <table:table-cell office:value-type="float" office:value="9" table:style-name="ce21">
            <text:p>9</text:p>
          </table:table-cell>
          <table:table-cell office:value-type="string" table:style-name="ce22">
            <text:p>X</text:p>
          </table:table-cell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08T00:00:00" table:style-name="ce19">
            <text:p>08.08.11</text:p>
          </table:table-cell>
          <table:table-cell office:value-type="time" office:time-value="PT9H0M0.000S" table:style-name="ce20">
            <text:p>09:00</text:p>
          </table:table-cell>
          <table:table-cell office:value-type="float" office:value="9" table:style-name="ce21">
            <text:p>9</text:p>
          </table:table-cell>
          <table:table-cell office:value-type="string" table:style-name="ce22">
            <text:p>X</text:p>
          </table:table-cell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16T00:00:00" table:style-name="ce19">
            <text:p>16.08.11</text:p>
          </table:table-cell>
          <table:table-cell office:value-type="time" office:time-value="PT9H0M0.000S" table:style-name="ce20">
            <text:p>09:00</text:p>
          </table:table-cell>
          <table:table-cell office:value-type="float" office:value="8" table:style-name="ce21">
            <text:p>8</text:p>
          </table:table-cell>
          <table:table-cell office:value-type="string" table:style-name="ce22">
            <text:p>X</text:p>
          </table:table-cell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20T00:00:00" table:style-name="ce19">
            <text:p>20.08.11</text:p>
          </table:table-cell>
          <table:table-cell office:value-type="time" office:time-value="PT12H30M0.000S" table:style-name="ce20">
            <text:p>12:30</text:p>
          </table:table-cell>
          <table:table-cell office:value-type="float" office:value="3" table:style-name="ce21">
            <text:p>3</text:p>
          </table:table-cell>
          <table:table-cell table:style-name="ce22"/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23T00:00:00" table:style-name="ce19">
            <text:p>23.08.11</text:p>
          </table:table-cell>
          <table:table-cell office:value-type="time" office:time-value="PT11H0M0.000S" table:style-name="ce20">
            <text:p>11:00</text:p>
          </table:table-cell>
          <table:table-cell office:value-type="float" office:value="4.5" table:style-name="ce21">
            <text:p>4,5</text:p>
          </table:table-cell>
          <table:table-cell office:value-type="string" table:style-name="ce22">
            <text:p>X</text:p>
          </table:table-cell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27T00:00:00" table:style-name="ce19">
            <text:p>27.08.11</text:p>
          </table:table-cell>
          <table:table-cell office:value-type="time" office:time-value="PT19H30M0.000S" table:style-name="ce20">
            <text:p>19:30</text:p>
          </table:table-cell>
          <table:table-cell office:value-type="float" office:value="3" table:style-name="ce21">
            <text:p>3</text:p>
          </table:table-cell>
          <table:table-cell table:style-name="ce22"/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28T00:00:00" table:style-name="ce19">
            <text:p>28.08.11</text:p>
          </table:table-cell>
          <table:table-cell office:value-type="time" office:time-value="PT16H0M0.000S" table:style-name="ce20">
            <text:p>16:00</text:p>
          </table:table-cell>
          <table:table-cell office:value-type="float" office:value="4" table:style-name="ce21">
            <text:p>4</text:p>
          </table:table-cell>
          <table:table-cell table:style-name="ce22"/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 table:style-name="ce1"/>
          <table:table-cell office:value-type="date" office:date-value="2011-09-04T00:00:00" table:style-name="ce19">
            <text:p>04.09.11</text:p>
          </table:table-cell>
          <table:table-cell office:value-type="time" office:time-value="PT12H45M0.000S" table:style-name="ce20">
            <text:p>12:45</text:p>
          </table:table-cell>
          <table:table-cell office:value-type="float" office:value="3" table:style-name="ce21">
            <text:p>3</text:p>
          </table:table-cell>
          <table:table-cell table:style-name="ce22"/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 table:style-name="ce1"/>
          <table:table-cell office:value-type="date" office:date-value="2011-09-08T00:00:00" table:style-name="ce19">
            <text:p>08.09.11</text:p>
          </table:table-cell>
          <table:table-cell office:value-type="time" office:time-value="PT9H0M0.000S" table:style-name="ce20">
            <text:p>09:00</text:p>
          </table:table-cell>
          <table:table-cell office:value-type="float" office:value="9" table:style-name="ce21">
            <text:p>9</text:p>
          </table:table-cell>
          <table:table-cell office:value-type="string" table:style-name="ce22">
            <text:p>X</text:p>
          </table:table-cell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 table:style-name="ce1"/>
          <table:table-cell office:value-type="date" office:date-value="2011-09-13T00:00:00" table:style-name="ce19">
            <text:p>13.09.11</text:p>
          </table:table-cell>
          <table:table-cell office:value-type="time" office:time-value="PT12H0M0.000S" table:style-name="ce20">
            <text:p>12:00</text:p>
          </table:table-cell>
          <table:table-cell office:value-type="float" office:value="3" table:style-name="ce21">
            <text:p>3</text:p>
          </table:table-cell>
          <table:table-cell table:style-name="ce22"/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/>
          <table:table-cell office:value-type="date" office:date-value="2011-09-13T00:00:00" table:style-name="ce19">
            <text:p>13.09.11</text:p>
          </table:table-cell>
          <table:table-cell office:value-type="time" office:time-value="PT18H0M0.000S" table:style-name="ce20">
            <text:p>18:00</text:p>
          </table:table-cell>
          <table:table-cell office:value-type="float" office:value="4.5" table:style-name="ce21">
            <text:p>4,5</text:p>
          </table:table-cell>
          <table:table-cell table:style-name="ce22"/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/>
          <table:table-cell office:value-type="date" office:date-value="2011-09-14T00:00:00" table:style-name="ce19">
            <text:p>14.09.11</text:p>
          </table:table-cell>
          <table:table-cell office:value-type="time" office:time-value="PT20H0M0.000S" table:style-name="ce20">
            <text:p>20:00</text:p>
          </table:table-cell>
          <table:table-cell office:value-type="float" office:value="3" table:style-name="ce21">
            <text:p>3</text:p>
          </table:table-cell>
          <table:table-cell table:style-name="ce22"/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/>
          <table:table-cell office:value-type="date" office:date-value="2011-10-02T00:00:00" table:style-name="ce19">
            <text:p>02.10.11</text:p>
          </table:table-cell>
          <table:table-cell office:value-type="time" office:time-value="PT11H0M0.000S" table:style-name="ce20">
            <text:p>11:00</text:p>
          </table:table-cell>
          <table:table-cell office:value-type="float" office:value="3" table:style-name="ce21">
            <text:p>3</text:p>
          </table:table-cell>
          <table:table-cell table:style-name="ce22"/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/>
          <table:table-cell office:value-type="date" office:date-value="2011-10-26T00:00:00" table:style-name="ce19">
            <text:p>26.10.11</text:p>
          </table:table-cell>
          <table:table-cell office:value-type="time" office:time-value="PT11H30M0.000S" table:style-name="ce20">
            <text:p>11:30</text:p>
          </table:table-cell>
          <table:table-cell office:value-type="float" office:value="4" table:style-name="ce21">
            <text:p>4</text:p>
          </table:table-cell>
          <table:table-cell table:style-name="ce22"/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/>
          <table:table-cell office:value-type="date" office:date-value="2011-11-01T00:00:00" table:style-name="ce19">
            <text:p>01.11.11</text:p>
          </table:table-cell>
          <table:table-cell office:value-type="time" office:time-value="PT9H0M0.000S" table:style-name="ce20">
            <text:p>09:00</text:p>
          </table:table-cell>
          <table:table-cell office:value-type="float" office:value="9" table:style-name="ce21">
            <text:p>9</text:p>
          </table:table-cell>
          <table:table-cell office:value-type="string" table:style-name="ce22">
            <text:p>X</text:p>
          </table:table-cell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/>
          <table:table-cell office:value-type="date" office:date-value="2011-11-22T00:00:00" table:style-name="ce19">
            <text:p>22.11.11</text:p>
          </table:table-cell>
          <table:table-cell office:value-type="time" office:time-value="PT15H0M0.000S" table:style-name="ce20">
            <text:p>15:00</text:p>
          </table:table-cell>
          <table:table-cell office:value-type="float" office:value="4" table:style-name="ce21">
            <text:p>4</text:p>
          </table:table-cell>
          <table:table-cell office:value-type="string" table:style-name="ce22">
            <text:p>X</text:p>
          </table:table-cell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/>
          <table:table-cell office:value-type="date" office:date-value="2011-12-27T00:00:00" table:style-name="ce19">
            <text:p>27.12.11</text:p>
          </table:table-cell>
          <table:table-cell office:value-type="time" office:time-value="PT9H0M0.000S" table:style-name="ce20">
            <text:p>09:00</text:p>
          </table:table-cell>
          <table:table-cell office:value-type="float" office:value="9" table:style-name="ce21">
            <text:p>9</text:p>
          </table:table-cell>
          <table:table-cell office:value-type="string" table:style-name="ce22">
            <text:p>X</text:p>
          </table:table-cell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/>
          <table:table-cell office:value-type="date" office:date-value="2012-01-03T00:00:00" table:style-name="ce19">
            <text:p>03.01.12</text:p>
          </table:table-cell>
          <table:table-cell office:value-type="time" office:time-value="PT16H0M0.000S" table:style-name="ce20">
            <text:p>16:00</text:p>
          </table:table-cell>
          <table:table-cell office:value-type="float" office:value="1" table:style-name="ce21">
            <text:p>1</text:p>
          </table:table-cell>
          <table:table-cell table:style-name="ce22"/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/>
          <table:table-cell office:value-type="date" office:date-value="2012-01-04T00:00:00" table:style-name="ce19">
            <text:p>04.01.12</text:p>
          </table:table-cell>
          <table:table-cell office:value-type="time" office:time-value="PT9H0M0.000S" table:style-name="ce20">
            <text:p>09:00</text:p>
          </table:table-cell>
          <table:table-cell office:value-type="float" office:value="10" table:style-name="ce21">
            <text:p>10</text:p>
          </table:table-cell>
          <table:table-cell office:value-type="string" table:style-name="ce22">
            <text:p>X</text:p>
          </table:table-cell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number-rows-repeated="2" table:style-name="ro1">
          <table:table-cell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number-columns-repeated="2" table:style-name="ce25"/>
          <table:table-cell table:number-columns-repeated="16375"/>
        </table:table-row>
        <table:table-row table:number-rows-repeated="5" table:style-name="ro2">
          <table:table-cell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number-columns-repeated="2" table:style-name="ce25"/>
          <table:table-cell table:number-columns-repeated="16375"/>
        </table:table-row>
        <table:table-row table:number-rows-repeated="1048544" table:style-name="ro2">
          <table:table-cell table:number-columns-repeated="1638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number-columns-repeated="15361" table:default-cell-style-name="ce1"/>
        <table:table-row table:number-rows-repeated="10" table:style-name="ro1">
          <table:table-cell table:number-columns-repeated="16384"/>
        </table:table-row>
        <table:table-row table:number-rows-repeated="1048566" table:style-name="ro2">
          <table:table-cell table:number-columns-repeated="1638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number-columns-repeated="15361" table:default-cell-style-name="ce1"/>
        <table:table-row table:number-rows-repeated="10" table:style-name="ro1">
          <table:table-cell table:number-columns-repeated="16384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time-style style:name="N37" number:language="de" number:country="AT">
      <number:hours number:style="long"/>
      <number:text>:</number:text>
      <number:minutes number:style="long"/>
      <number:text>:</number:text>
      <number:seconds number:style="long"/>
    </number:time-style>
    <number:time-style style:name="N38">
      <number:hours number:style="long"/>
      <number:text>:</number:text>
      <number:minutes number:style="long"/>
    </number:tim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text-style style:name="N39P2">
      <number:text>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>
        <number:embedded-text number:position="0"> </number:embedded-text>
      </number:number>
    </number:number-style>
    <number:number-style style:name="N40P1">
      <number:text>(</number:text>
      <number:number number:decimal-places="0" number:min-integer-digits="1">
        <number:embedded-text number:position="0">)</number:embedded-text>
      </number:number>
    </number:number-style>
    <number:text-style style:name="N40P2">
      <number:text>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$ </number:text>
      <number:number number:decimal-places="2" number:min-integer-digits="1" number:grouping="true"/>
      <number:text> </number:text>
    </number:number-style>
    <number:number-style style:name="N41P1">
      <number:text>$ (</number:text>
      <number:number number:decimal-places="2" number:min-integer-digits="1" number:grouping="true"/>
      <number:text>)</number:text>
    </number:number-style>
    <number:text-style style:name="N41P2">
      <number:text>$ - </number:text>
    </number:text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$ </number:text>
      <number:number number:decimal-places="0" number:min-integer-digits="1">
        <number:embedded-text number:position="0"> </number:embedded-text>
      </number:number>
    </number:number-style>
    <number:number-style style:name="N42P1">
      <number:text>$ (</number:text>
      <number:number number:decimal-places="0" number:min-integer-digits="1">
        <number:embedded-text number:position="0">)</number:embedded-text>
      </number:number>
    </number:number-style>
    <number:text-style style:name="N42P2">
      <number:text>$ - </number:text>
    </number:text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">
      <number:number number:decimal-places="0" number:min-integer-digits="1">
        <number:embedded-text number:position="0">%</number:embedded-text>
      </number:number>
    </number:number-style>
    <number:currency-style style:name="N44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44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44P0"/>
    </number:currency-style>
    <style:style style:name="Comma" style:family="table-cell" style:data-style-name="N39">
      <style:table-cell-properties style:vertical-align="middle" fo:background-color="transparent"/>
    </style:style>
    <style:style style:name="Comma_91_0_93_" style:display-name="Comma[0]" style:family="table-cell" style:data-style-name="N40">
      <style:table-cell-properties style:vertical-align="middle" fo:background-color="transparent"/>
    </style:style>
    <style:style style:name="Currency" style:family="table-cell" style:data-style-name="N41">
      <style:table-cell-properties style:vertical-align="middle" fo:background-color="transparent"/>
    </style:style>
    <style:style style:name="Currency_91_0_93_" style:display-name="Currency[0]" style:family="table-cell" style:data-style-name="N42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Percent" style:family="table-cell" style:data-style-name="N4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4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Limes</dc:creator>
    <meta:creation-date>1969-12-31T16:00:00Z</meta:creation-date>
    <dc:date>2012-01-04T17:51:05Z</dc:date>
    <meta:print-date>1969-12-31T16:00:00Z</meta:print-date>
    <meta:editing-cycles>38</meta:editing-cycles>
    <meta:editing-duration>PT0S</meta:editing-duration>
  </office:meta>
</office:document-meta>
</file>